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368in" fo:margin-left="0in" table:align="left"/>
    </style:style>
    <style:style style:name="Table1.A" style:family="table-column">
      <style:table-column-properties style:column-width="3.7097in"/>
    </style:style>
    <style:style style:name="Table1.B" style:family="table-column">
      <style:table-column-properties style:column-width="4.1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4201in" table:align="margins"/>
    </style:style>
    <style:style style:name="Table2.A" style:family="table-column">
      <style:table-column-properties style:column-width="3.7097in" style:rel-column-width="32767*"/>
    </style:style>
    <style:style style:name="Table2.B" style:family="table-column">
      <style:table-column-properties style:column-width="3.710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66e38" officeooo:paragraph-rsid="00066e38"/>
    </style:style>
    <style:style style:name="P3" style:family="paragraph" style:parent-style-name="Text_20_body">
      <style:text-properties officeooo:rsid="00049cde" officeooo:paragraph-rsid="00049cde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style:font-name="Liberation Mono" fo:font-size="10pt" officeooo:paragraph-rsid="00083617" style:font-name-asian="Droid Sans Fallback1" style:font-size-asian="10pt" style:font-name-complex="Liberation Mono" style:font-size-complex="10pt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style:font-name="Liberation Mono" fo:font-size="9pt" officeooo:paragraph-rsid="00083617" style:font-name-asian="Droid Sans Fallback1" style:font-size-asian="9pt" style:font-name-complex="Liberation Mono" style:font-size-complex="9pt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officeooo:paragraph-rsid="00040a10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officeooo:paragraph-rsid="00083617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fo:font-size="9pt" officeooo:paragraph-rsid="00083617" style:font-size-asian="9pt" style:font-size-complex="9pt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040a10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fo:font-size="9pt" officeooo:paragraph-rsid="00040a10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fo:font-size="9pt" officeooo:paragraph-rsid="00083617" style:font-size-asian="9pt" style:font-size-complex="9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083617"/>
    </style:style>
    <style:style style:name="P16" style:family="paragraph" style:parent-style-name="Standard">
      <style:text-properties fo:color="#000000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Mono" fo:font-size="10pt" officeooo:paragraph-rsid="00040a10" style:font-name-asian="Droid Sans Fallback1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fo:font-size="9pt" style:font-size-asian="9pt" style:font-size-complex="9pt"/>
    </style:style>
    <style:style style:name="P2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/>
    </style:style>
    <style:style style:name="T1" style:family="text">
      <style:text-properties fo:color="#5555ff"/>
    </style:style>
    <style:style style:name="T2" style:family="text">
      <style:text-properties fo:color="#c0c0c0"/>
    </style:style>
    <style:style style:name="T3" style:family="text">
      <style:text-properties fo:color="#ff55ff"/>
    </style:style>
    <style:style style:name="T4" style:family="text">
      <style:text-properties fo:color="#ffff55"/>
    </style:style>
    <style:style style:name="T5" style:family="text">
      <style:text-properties fo:color="#55ff55"/>
    </style:style>
    <style:style style:name="T6" style:family="text">
      <style:text-properties fo:color="#aaaaaa"/>
    </style:style>
    <style:style style:name="T7" style:family="text">
      <style:text-properties fo:color="#55ffff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US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#include &lt;iostream&gt;</text:p>
            <text:p text:style-name="P5">#include &lt;string&gt;</text:p>
            <text:p text:style-name="P5">using namespace std;</text:p>
            <text:p text:style-name="P11">string top(int size)</text:p>
            <text:p text:style-name="P11">{</text:p>
            <text:p text:style-name="P11"><text:s text:c="4"/>string output = "";</text:p>
            <text:p text:style-name="P11"><text:s text:c="4"/>if (size % 2 != 0)</text:p>
            <text:p text:style-name="P11"><text:s text:c="4"/>{</text:p>
            <text:p text:style-name="P11"><text:s text:c="8"/>for(int i = 0; i &lt; (size)/2 + 1; i++)</text:p>
            <text:p text:style-name="P11"><text:s text:c="12"/>output += " ";</text:p>
            <text:p text:style-name="P11"><text:s text:c="8"/>output += "*";</text:p>
            <text:p text:style-name="P11"><text:s text:c="4"/>}</text:p>
            <text:p text:style-name="P11"><text:s text:c="4"/>return output;</text:p>
            <text:p text:style-name="P5">}</text:p>
            <text:p text:style-name="P11">string roof_tiles(int in, int out)</text:p>
            <text:p text:style-name="P11">{</text:p>
            <text:p text:style-name="P11"><text:s text:c="4"/>string output = "";</text:p>
            <text:p text:style-name="P11"><text:s text:c="4"/>for(int i = 0; i &lt; out; i++)</text:p>
            <text:p text:style-name="P11"><text:s text:c="8"/>output += " ";</text:p>
            <text:p text:style-name="P11"><text:s text:c="4"/>output += "/";</text:p>
            <text:p text:style-name="P11"><text:s text:c="4"/>for(int i = 0; i &lt; in; i++)</text:p>
            <text:p text:style-name="P11"><text:s text:c="8"/>output += " ";</text:p>
            <text:p text:style-name="P11"><text:s text:c="4"/>output += "\\";</text:p>
            <text:p text:style-name="P11"><text:s text:c="4"/>return output;</text:p>
            <text:p text:style-name="P5">}</text:p>
            <text:p text:style-name="P19">string line(int size, char border, char inner)</text:p>
            <text:p text:style-name="P11">{</text:p>
            <text:p text:style-name="P11"><text:s text:c="4"/>string output = "";</text:p>
            <text:p text:style-name="P11"><text:s text:c="4"/>output += border;</text:p>
            <text:p text:style-name="P11"><text:s text:c="4"/>for (int i = 0; i &lt; size; i++)</text:p>
            <text:p text:style-name="P11"><text:s text:c="8"/>output += inner;</text:p>
            <text:p text:style-name="P11"><text:s text:c="4"/>output += border;</text:p>
            <text:p text:style-name="P11"><text:s text:c="4"/>return output;</text:p>
            <text:p text:style-name="P5">}</text:p>
            <text:p text:style-name="P11">string horizontal(int size)</text:p>
            <text:p text:style-name="P11">{</text:p>
            <text:p text:style-name="P11"><text:s text:c="4"/>/*</text:p>
            <text:p text:style-name="P11"><text:s text:c="4"/>string output = "+";</text:p>
            <text:p text:style-name="P11"><text:s text:c="4"/>for (int i = 0; i &lt; size; i++)</text:p>
            <text:p text:style-name="P11"><text:s text:c="8"/>output += "-";</text:p>
            <text:p text:style-name="P11"><text:s text:c="4"/>output = "+";</text:p>
            <text:p text:style-name="P11"><text:s text:c="4"/>return output;</text:p>
            <text:p text:style-name="P11"><text:s text:c="4"/>*/</text:p>
            <text:p text:style-name="P11"><text:s text:c="4"/>return line(size, '+', '-');</text:p>
            <text:p text:style-name="P11">}</text:p>
            <text:p text:style-name="P18"/>
          </table:table-cell>
          <table:table-cell table:style-name="Table1.B1" office:value-type="string">
            <text:p text:style-name="P18">string vertical(int size)</text:p>
            <text:p text:style-name="P11">{</text:p>
            <text:p text:style-name="P11"><text:s text:c="4"/>/*</text:p>
            <text:p text:style-name="P11"><text:s text:c="4"/>string output = "|";</text:p>
            <text:p text:style-name="P11"><text:s text:c="4"/>for (int i = 0; i &lt; size; i++)</text:p>
            <text:p text:style-name="P11"><text:s text:c="8"/>output += " ";</text:p>
            <text:p text:style-name="P11"><text:s text:c="4"/>output = "|";</text:p>
            <text:p text:style-name="P11"><text:s text:c="4"/>return output;</text:p>
            <text:p text:style-name="P11"><text:s text:c="4"/>*/</text:p>
            <text:p text:style-name="P11"><text:s text:c="4"/>return line(size, '|', ' ');</text:p>
            <text:p text:style-name="P5">}</text:p>
            <text:p text:style-name="P11">void print_ceiling(int size)</text:p>
            <text:p text:style-name="P11">{</text:p>
            <text:p text:style-name="P11"><text:s text:c="4"/>string output = "";</text:p>
            <text:p text:style-name="P11"><text:s text:c="4"/>output = top(size);</text:p>
            <text:p text:style-name="P11"><text:s text:c="4"/>cout &lt;&lt; output &lt;&lt; endl; <text:s text:c="3"/></text:p>
            <text:p text:style-name="P11"><text:s text:c="4"/>int in = size - (size / 2) * 2;</text:p>
            <text:p text:style-name="P5"><text:s text:c="4"/>int out = size/2;</text:p>
            <text:p text:style-name="P11"><text:s text:c="4"/>while (out &gt;= 0)</text:p>
            <text:p text:style-name="P11"><text:s text:c="4"/>{</text:p>
            <text:p text:style-name="P11"><text:s text:c="8"/>output = roof_tiles(in, out);</text:p>
            <text:p text:style-name="P11"><text:s text:c="8"/>out --;</text:p>
            <text:p text:style-name="P11"><text:s text:c="8"/>in += 2;</text:p>
            <text:p text:style-name="P11"><text:s text:c="8"/>cout &lt;&lt; output &lt;&lt; endl;</text:p>
            <text:p text:style-name="P11"><text:s text:c="4"/>}</text:p>
            <text:p text:style-name="P5">}</text:p>
            <text:p text:style-name="P11">void print_walls(int size)</text:p>
            <text:p text:style-name="P11">{</text:p>
            <text:p text:style-name="P11"><text:s text:c="4"/>cout &lt;&lt; horizontal(size) &lt;&lt; endl;</text:p>
            <text:p text:style-name="P11"><text:s text:c="4"/>for(int i = 0; i &lt; size; i++)</text:p>
            <text:p text:style-name="P11"><text:s text:c="8"/>cout &lt;&lt; vertical(size) &lt;&lt; endl;</text:p>
            <text:p text:style-name="P11"><text:s text:c="4"/>cout &lt;&lt; horizontal(size) &lt;&lt; endl;</text:p>
            <text:p text:style-name="P5">}</text:p>
            <text:p text:style-name="P11">int main(int argc, char *argv[])</text:p>
            <text:p text:style-name="P11">{</text:p>
            <text:p text:style-name="P11"><text:s text:c="4"/>int size;</text:p>
            <text:p text:style-name="P11"><text:s text:c="4"/>cout &lt;&lt; "Enter the size of the house" &lt;&lt; endl;</text:p>
            <text:p text:style-name="P11"><text:s text:c="4"/>cin &gt;&gt; size;</text:p>
            <text:p text:style-name="P11"><text:s text:c="4"/>print_ceiling(size);</text:p>
            <text:p text:style-name="P11"><text:s text:c="4"/>print_walls(size);</text:p>
            <text:p text:style-name="P11"><text:s text:c="4"/>return 0;</text:p>
            <text:p text:style-name="P11">}</text:p>
            <text:p text:style-name="P18"/>
          </table:table-cell>
        </table:table-row>
      </table:table>
      <text:p text:style-name="P11"/>
      <text:p text:style-name="P11"/>
      <text:p text:style-name="P1"/>
      <text:p text:style-name="P2"><text:soft-page-break/>SAISIE CONTROLE </text:p>
      <text:p text:style-name="P2"/>
      <text:p text:style-name="P4">#include &lt;iostream&gt;</text:p>
      <text:p text:style-name="P5">using namespace std;</text:p>
      <text:p text:style-name="P11">int ask_positive_number()</text:p>
      <text:p text:style-name="P11">{</text:p>
      <text:p text:style-name="P11"><text:s text:c="4"/>int number;</text:p>
      <text:p text:style-name="P11"><text:s text:c="4"/>do</text:p>
      <text:p text:style-name="P11"><text:s text:c="4"/>{</text:p>
      <text:p text:style-name="P11"><text:s text:c="8"/>cout &lt;&lt; "Enter an integer positive number" &lt;&lt; endl;</text:p>
      <text:p text:style-name="P11"><text:s text:c="8"/>cin &gt;&gt; number;</text:p>
      <text:p text:style-name="P11"><text:s text:c="4"/>}while(number &lt; 0);</text:p>
      <text:p text:style-name="P11"><text:s text:c="4"/>return number;</text:p>
      <text:p text:style-name="P5">}</text:p>
      <text:p text:style-name="P11">int ask_number_into(int a, int b)</text:p>
      <text:p text:style-name="P11">{</text:p>
      <text:p text:style-name="P11"><text:s text:c="4"/>int number;</text:p>
      <text:p text:style-name="P11"><text:s text:c="4"/>do</text:p>
      <text:p text:style-name="P11"><text:s text:c="4"/>{</text:p>
      <text:p text:style-name="P11"><text:s text:c="8"/>cout &lt;&lt; "Enter an integer number between " &lt;&lt; a &lt;&lt; " and " &lt;&lt; b &lt;&lt; endl;</text:p>
      <text:p text:style-name="P11"><text:s text:c="8"/>cin &gt;&gt; number;</text:p>
      <text:p text:style-name="P11"><text:s text:c="4"/>}while(number &lt; a || number &gt; b);</text:p>
      <text:p text:style-name="P11"><text:s text:c="4"/>return number;</text:p>
      <text:p text:style-name="P5">}</text:p>
      <text:p text:style-name="P11">int main(int argc, char *argv[])</text:p>
      <text:p text:style-name="P11">{</text:p>
      <text:p text:style-name="P11"><text:s text:c="4"/>int number;</text:p>
      <text:p text:style-name="P11"><text:s text:c="4"/>//number = ask_positive_number();</text:p>
      <text:p text:style-name="P11"><text:s text:c="4"/>number = ask_number_into(-1, 5);</text:p>
      <text:p text:style-name="P5"><text:s text:c="4"/>cout &lt;&lt; "OK" &lt;&lt; endl;</text:p>
      <text:p text:style-name="P11"><text:s text:c="4"/>return 0;</text:p>
      <text:p text:style-name="P1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//Exercice 2.4 (Géométrie du plan)</text:p>
      <text:p text:style-name="P11">#include &lt;math.h&gt;</text:p>
      <text:p text:style-name="P11">#include &lt;string&gt;</text:p>
      <text:p text:style-name="P5">#include &lt;iostream&gt;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using namespace std;</text:p>
            <text:p text:style-name="P14">struct Point</text:p>
            <text:p text:style-name="P14">{</text:p>
            <text:p text:style-name="P14"><text:s text:c="4"/>int <text:span text:style-name="T9">x</text:span>;</text:p>
            <text:p text:style-name="P14"><text:s text:c="4"/>int <text:span text:style-name="T9">y</text:span>;</text:p>
            <text:p text:style-name="P10">};</text:p>
            <text:p text:style-name="P14">void print_point(Point p)</text:p>
            <text:p text:style-name="P14">{</text:p>
            <text:p text:style-name="P14"><text:s text:c="4"/>cout &lt;&lt; "(" &lt;&lt; p.<text:span text:style-name="T9">x</text:span> &lt;&lt; ";" &lt;&lt; p.<text:span text:style-name="T9">y</text:span> &lt;&lt; ")" &lt;&lt; endl;</text:p>
            <text:p text:style-name="P10">}</text:p>
            <text:p text:style-name="P14">Point enter_point()</text:p>
            <text:p text:style-name="P14">{</text:p>
            <text:p text:style-name="P14"><text:s text:c="4"/>Point p;</text:p>
            <text:p text:style-name="P14"><text:s text:c="4"/>cout &lt;&lt; "Enter a point, separated by [ENTER]" &lt;&lt; endl;</text:p>
            <text:p text:style-name="P14"><text:s text:c="4"/>string::size_type sz;</text:p>
            <text:p text:style-name="P14"><text:s text:c="4"/>string x_str, y_str;</text:p>
            <text:p text:style-name="P14"><text:s text:c="4"/>cin &gt;&gt; x_str;</text:p>
            <text:p text:style-name="P14"><text:s text:c="4"/>cin &gt;&gt; y_str;</text:p>
            <text:p text:style-name="P14"><text:s text:c="4"/>p.<text:span text:style-name="T9">x</text:span> = std::stoi (x_str,&amp;sz);</text:p>
            <text:p text:style-name="P10"><text:s text:c="4"/>p.<text:span text:style-name="T9">y</text:span> = std::stoi (y_str,&amp;sz);</text:p>
            <text:p text:style-name="P14"><text:s text:c="4"/>//return {x,y};</text:p>
            <text:p text:style-name="P14"><text:s text:c="4"/>return p;</text:p>
            <text:p text:style-name="P10">}</text:p>
            <text:p text:style-name="P14">void move_point(Point &amp; p, int shift_x, int shift_y)</text:p>
            <text:p text:style-name="P14">{</text:p>
            <text:p text:style-name="P14"><text:s text:c="4"/>p.<text:span text:style-name="T9">x</text:span> += shift_x;</text:p>
            <text:p text:style-name="P14"><text:s text:c="4"/>p.<text:span text:style-name="T9">y</text:span> += shift_y;</text:p>
            <text:p text:style-name="P10">}</text:p>
            <text:p text:style-name="P14">void perform_movement(Point &amp; p)</text:p>
            <text:p text:style-name="P14">{</text:p>
            <text:p text:style-name="P14"><text:s text:c="4"/>int shift_x, shift_y;</text:p>
            <text:p text:style-name="P14"><text:s text:c="4"/>cout &lt;&lt; "Enter shifts separated by [ENTER]" &lt;&lt; endl;</text:p>
            <text:p text:style-name="P14"><text:s text:c="4"/>cin &gt;&gt; shift_x;</text:p>
            <text:p text:style-name="P14"><text:s text:c="4"/>cin &gt;&gt; shift_y;</text:p>
            <text:p text:style-name="P14"><text:s text:c="4"/>move_point(p, shift_x, shift_y);</text:p>
            <text:p text:style-name="P14"><text:s text:c="4"/>cout &lt;&lt; "The resulting point is: ";</text:p>
            <text:p text:style-name="P14"><text:s text:c="4"/>print_point(p);</text:p>
            <text:p text:style-name="P10">}</text:p>
            <text:p text:style-name="P14">void rotate_point(Point &amp; p, float angle)</text:p>
            <text:p text:style-name="P14">{</text:p>
            <text:p text:style-name="P14"><text:s text:c="4"/>p.<text:span text:style-name="T9">x</text:span> = p.<text:span text:style-name="T9">x</text:span> * cos(angle) - p.<text:span text:style-name="T9">y</text:span> * sin(angle);</text:p>
            <text:p text:style-name="P14"><text:s text:c="4"/>p.<text:span text:style-name="T9">y</text:span> = p.<text:span text:style-name="T9">x</text:span> * cos(angle) + p.<text:span text:style-name="T9">y</text:span> * sin(angle);</text:p>
            <text:p text:style-name="P7">}</text:p>
          </table:table-cell>
          <table:table-cell table:style-name="Table2.B1" office:value-type="string">
            <text:p text:style-name="P15">void perform_rotation(Point &amp; p)</text:p>
            <text:p text:style-name="P15">{</text:p>
            <text:p text:style-name="P15"><text:s text:c="4"/>float angle;</text:p>
            <text:p text:style-name="P15"><text:s text:c="4"/>cout &lt;&lt; "Enter the angle and then [ENTER]" &lt;&lt; endl;</text:p>
            <text:p text:style-name="P15"><text:s text:c="4"/>cin &gt;&gt; angle;</text:p>
            <text:p text:style-name="P15"><text:s text:c="4"/>rotate_point(p, angle);</text:p>
            <text:p text:style-name="P15"><text:s text:c="4"/>cout &lt;&lt; "The resulting point is: ";</text:p>
            <text:p text:style-name="P15"><text:s text:c="4"/>print_point(p);</text:p>
            <text:p text:style-name="P9">}</text:p>
            <text:p text:style-name="P15">void rotate_point(Point &amp; p, Point &amp; center, int angle)</text:p>
            <text:p text:style-name="P15">{</text:p>
            <text:p text:style-name="P15"><text:s text:c="4"/>p.<text:span text:style-name="T9">x</text:span> -= center.<text:span text:style-name="T9">x</text:span>;</text:p>
            <text:p text:style-name="P15"><text:s text:c="4"/>p.<text:span text:style-name="T9">y</text:span> -= center.<text:span text:style-name="T9">y</text:span>;</text:p>
            <text:p text:style-name="P15"><text:s text:c="4"/>rotate_point(p, angle);</text:p>
            <text:p text:style-name="P15"><text:s text:c="4"/>p.<text:span text:style-name="T9">x</text:span> += center.<text:span text:style-name="T9">x</text:span>;</text:p>
            <text:p text:style-name="P15"><text:s text:c="4"/>p.<text:span text:style-name="T9">y</text:span> += center.<text:span text:style-name="T9">y</text:span>;</text:p>
            <text:p text:style-name="P9">}</text:p>
            <text:p text:style-name="P15">void perform_rotation_around_origin(Point &amp; p)</text:p>
            <text:p text:style-name="P15">{</text:p>
            <text:p text:style-name="P15"><text:s text:c="4"/>float angle;</text:p>
            <text:p text:style-name="P15"><text:s text:c="4"/>cout &lt;&lt; "Enter the angle and then [ENTER]" &lt;&lt; endl;</text:p>
            <text:p text:style-name="P15"><text:s text:c="4"/>cin &gt;&gt; angle;</text:p>
            <text:p text:style-name="P15"><text:s text:c="4"/>Point center = enter_point();</text:p>
            <text:p text:style-name="P15"><text:s text:c="4"/>rotate_point(p, center, angle);</text:p>
            <text:p text:style-name="P15"><text:s text:c="4"/>cout &lt;&lt; "The resulting point is: ";</text:p>
            <text:p text:style-name="P15"><text:s text:c="4"/>print_point(p);</text:p>
            <text:p text:style-name="P9">}</text:p>
            <text:p text:style-name="P15">void print_options()</text:p>
            <text:p text:style-name="P15">{</text:p>
            <text:p text:style-name="P15"><text:s text:c="4"/>cout &lt;&lt; "0- Quit" &lt;&lt; endl;</text:p>
            <text:p text:style-name="P15"><text:s text:c="4"/>cout &lt;&lt; "1- Move a point" &lt;&lt; endl;</text:p>
            <text:p text:style-name="P15"><text:s text:c="4"/>cout &lt;&lt; "2- Rotate point around origin" &lt;&lt; endl;</text:p>
            <text:p text:style-name="P15"><text:s text:c="4"/>cout &lt;&lt; "3- Rotate point around other point" &lt;&lt; endl;</text:p>
            <text:p text:style-name="P15"><text:s text:c="4"/>cout &lt;&lt; "Option: " &lt;&lt; endl;</text:p>
            <text:p text:style-name="P6">}</text:p>
          </table:table-cell>
        </table:table-row>
      </table:table>
      <text:p text:style-name="P5"/>
      <text:p text:style-name="P5"><text:soft-page-break/></text:p>
      <text:p text:style-name="P11"/>
      <text:p text:style-name="P11">int main()</text:p>
      <text:p text:style-name="P11">{</text:p>
      <text:p text:style-name="P11"><text:s text:c="4"/>Point p = enter_point();</text:p>
      <text:p text:style-name="P11"><text:s text:c="4"/>int option = 0;</text:p>
      <text:p text:style-name="P11"><text:s text:c="4"/>do</text:p>
      <text:p text:style-name="P11"><text:s text:c="4"/>{</text:p>
      <text:p text:style-name="P11"><text:s text:c="8"/>print_options();</text:p>
      <text:p text:style-name="P11"><text:s text:c="8"/>cin &gt;&gt; option;</text:p>
      <text:p text:style-name="P11"><text:s text:c="8"/>switch(option)</text:p>
      <text:p text:style-name="P11"><text:s text:c="8"/>{</text:p>
      <text:p text:style-name="P11"><text:s text:c="12"/>case 0:</text:p>
      <text:p text:style-name="P11"><text:s text:c="16"/>cout &lt;&lt; "Good bye :)" &lt;&lt; endl;</text:p>
      <text:p text:style-name="P11"><text:s text:c="16"/>break;</text:p>
      <text:p text:style-name="P11"><text:s text:c="12"/>case 1:</text:p>
      <text:p text:style-name="P11"><text:s text:c="16"/>perform_movement(p);</text:p>
      <text:p text:style-name="P11"><text:s text:c="16"/>break;</text:p>
      <text:p text:style-name="P11"><text:s text:c="12"/>case 2:</text:p>
      <text:p text:style-name="P11"><text:s text:c="16"/>perform_rotation(p);</text:p>
      <text:p text:style-name="P11"><text:s text:c="16"/>break;</text:p>
      <text:p text:style-name="P11"><text:s text:c="12"/>case 3:</text:p>
      <text:p text:style-name="P11"><text:s text:c="16"/>perform_rotation_around_origin(p);</text:p>
      <text:p text:style-name="P11"><text:s text:c="16"/>break;</text:p>
      <text:p text:style-name="P11"><text:s text:c="12"/>default:</text:p>
      <text:p text:style-name="P11"><text:s text:c="16"/>cout &lt;&lt; "-- I don't think so :/" &lt;&lt; endl;</text:p>
      <text:p text:style-name="P11"><text:s text:c="8"/>}</text:p>
      <text:p text:style-name="P11"><text:s text:c="4"/>}while(option != 0);</text:p>
      <text:p text:style-name="P5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882in" fo:margin-right="0.7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7:44:34.666527162</meta:creation-date>
    <dc:date>2017-02-06T19:16:20.231594593</dc:date>
    <meta:editing-duration>PT30M22S</meta:editing-duration>
    <meta:editing-cycles>5</meta:editing-cycles>
    <meta:generator>LibreOffice/4.2.8.2$Linux_X86_64 LibreOffice_project/420m0$Build-2</meta:generator>
    <meta:print-date>2017-02-03T18:00:46.194798996</meta:print-date>
    <meta:document-statistic meta:table-count="2" meta:image-count="0" meta:object-count="0" meta:page-count="4" meta:paragraph-count="228" meta:word-count="736" meta:character-count="4696" meta:non-whitespace-character-count="3344"/>
  </office:meta>
</office:document-meta>
</file>